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42cm"/>
      <style:paragraph-properties style:writing-mode="lr-tb"/>
    </style:style>
    <style:style style:name="gr2" style:family="graphic" style:parent-style-name="objectwithoutfill">
      <style:graphic-properties svg:stroke-color="#000000" draw:fill="none" draw:textarea-vertical-align="middle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337cm" fo:min-width="0.118cm"/>
    </style:style>
    <style:style style:name="gr4" style:family="graphic" style:parent-style-name="standard">
      <style:graphic-properties draw:stroke="none" svg:stroke-color="#000000" draw:fill="none" draw:fill-color="#ffffff" fo:min-height="1.338cm"/>
      <style:paragraph-properties style:writing-mode="lr-tb"/>
    </style:style>
    <style:style style:name="gr5" style:family="graphic" style:parent-style-name="objectwithoutfill">
      <style:graphic-properties svg:stroke-width="0.106cm" svg:stroke-color="#000000" draw:marker-start="Arrowheads_20_15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color="#000000" draw:fill="none" draw:textarea-horizontal-align="justify" draw:textarea-vertical-align="middle" draw:auto-grow-height="false" fo:min-height="0.874cm" fo:min-width="3.006cm"/>
    </style:style>
    <style:style style:name="gr7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8" style:family="graphic" style:parent-style-name="objectwithoutfill">
      <style:graphic-properties svg:stroke-width="0.106cm" svg:stroke-color="#0000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9" style:family="graphic" style:parent-style-name="objectwithoutfill">
      <style:graphic-properties draw:stroke="dash" draw:stroke-dash="Long_20_Dash" svg:stroke-width="0.106cm" svg:stroke-color="#000000" draw:marker-start="" draw:marker-start-width="0.358cm" draw:marker-end="Arrowheads_20_17" draw:marker-end-width="0.358cm" svg:stroke-linecap="butt" draw:fill="none" draw:textarea-vertical-align="middle" fo:padding-top="0.177cm" fo:padding-bottom="0.177cm" fo:padding-left="0.302cm" fo:padding-right="0.302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1.663cm" fo:min-width="3.006cm"/>
    </style:style>
    <style:style style:name="gr11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106cm" svg:stroke-color="#000000" draw:marker-start-width="0.358cm" draw:marker-end="Arrowheads_20_17" draw:marker-end-width="0.358cm" svg:stroke-linecap="butt" draw:fill="none" draw:textarea-vertical-align="middle" fo:padding-top="0.177cm" fo:padding-bottom="0.177cm" fo:padding-left="0.302cm" fo:padding-right="0.302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1.097cm" fo:min-width="3.23cm"/>
    </style:style>
    <style:style style:name="gr1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58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675cm"/>
      <style:paragraph-properties style:writing-mode="lr-tb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874cm" fo:min-width="3.767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668cm" fo:min-width="3.23cm"/>
    </style:style>
    <style:style style:name="gr19" style:family="graphic" style:parent-style-name="standard">
      <style:graphic-properties draw:stroke="none" svg:stroke-color="#000000" draw:fill="none" draw:fill-color="#ffffff" fo:min-height="0.89cm"/>
      <style:paragraph-properties style:writing-mode="lr-tb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1.323cm" fo:min-width="3.767cm"/>
    </style:style>
    <style:style style:name="P1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42cm" svg:height="0.683cm" svg:x="8.949cm" svg:y="1cm">
          <draw:text-box>
            <text:p><text:span text:style-name="T1">&lt;&lt; Extends &gt;&gt;</text:span></text:p>
          </draw:text-box>
        </draw:frame>
        <draw:g>
          <draw:g>
            <draw:g>
              <draw:g>
                <draw:line draw:style-name="gr2" draw:text-style-name="P2" draw:layer="layout" svg:x1="2.549cm" svg:y1="7.674cm" svg:x2="2.549cm" svg:y2="8.778cm">
                  <text:p/>
                </draw:line>
                <draw:line draw:style-name="gr2" draw:text-style-name="P2" draw:layer="layout" svg:x1="3.132cm" svg:y1="9.607cm" svg:x2="2.549cm" svg:y2="8.778cm">
                  <text:p/>
                </draw:line>
                <draw:line draw:style-name="gr2" draw:text-style-name="P2" draw:layer="layout" svg:x1="2.549cm" svg:y1="8.779cm" svg:x2="1.966cm" svg:y2="9.607cm">
                  <text:p/>
                </draw:line>
                <draw:line draw:style-name="gr2" draw:text-style-name="P2" draw:layer="layout" svg:x1="2.549cm" svg:y1="7.95cm" svg:x2="3.132cm" svg:y2="8.502cm">
                  <text:p/>
                </draw:line>
                <draw:line draw:style-name="gr2" draw:text-style-name="P2" draw:layer="layout" svg:x1="1.966cm" svg:y1="8.502cm" svg:x2="2.549cm" svg:y2="7.95cm">
                  <text:p/>
                </draw:line>
                <draw:custom-shape draw:style-name="gr3" draw:text-style-name="P2" draw:layer="layout" svg:width="0.874cm" svg:height="0.829cm" svg:x="2.097cm" svg:y="6.845cm">
                  <text:p/>
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</draw:custom-shape>
                <draw:frame draw:style-name="gr4" draw:text-style-name="P4" draw:layer="layout" svg:width="2.857cm" svg:height="1.588cm" svg:x="1.124cm" svg:y="9.889cm">
                  <draw:text-box>
                    <text:p text:style-name="P3">Player</text:p>
                  </draw:text-box>
                </draw:frame>
              </draw:g>
            </draw:g>
          </draw:g>
        </draw:g>
        <draw:frame draw:style-name="gr1" draw:text-style-name="P1" draw:layer="layout" svg:width="3.042cm" svg:height="0.683cm" draw:transform="rotate (-0.929911425462578) translate (9.096cm 3.127cm)">
          <draw:text-box>
            <text:p><text:span text:style-name="T1">&lt;&lt; Extends &gt;&gt;</text:span></text:p>
          </draw:text-box>
        </draw:frame>
        <draw:line draw:style-name="gr5" draw:text-style-name="P2" draw:layer="layout" svg:x1="11.477cm" svg:y1="10.525cm" svg:x2="9.448cm" svg:y2="10.525cm">
          <text:p/>
        </draw:line>
        <draw:g>
          <draw:custom-shape draw:style-name="gr6" draw:text-style-name="P2" draw:layer="layout" svg:width="4.956cm" svg:height="1.588cm" svg:x="4.299cm" svg:y="1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5" draw:layer="layout" svg:width="4.373cm" svg:height="0.962cm" svg:x="4.576cm" svg:y="1.638cm">
            <draw:text-box>
              <text:p text:style-name="P3">Start Game</text:p>
            </draw:text-box>
          </draw:frame>
        </draw:g>
        <draw:line draw:style-name="gr8" draw:text-style-name="P2" draw:layer="layout" svg:x1="4.299cm" svg:y1="2.27cm" svg:x2="3.664cm" svg:y2="6.715cm">
          <text:p/>
        </draw:line>
        <draw:line draw:style-name="gr9" draw:text-style-name="P2" draw:layer="layout" svg:x1="11.09cm" svg:y1="2.587cm" svg:x2="9.256cm" svg:y2="2.27cm">
          <text:p/>
        </draw:line>
        <draw:g>
          <draw:custom-shape draw:style-name="gr10" draw:text-style-name="P2" draw:layer="layout" svg:width="4.956cm" svg:height="2.705cm" svg:x="11.09cm" svg:y="1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5" draw:layer="layout" svg:width="4.373cm" svg:height="2.384cm" svg:x="11.367cm" svg:y="1.638cm">
            <draw:text-box>
              <text:p text:style-name="P3">Start Beginner Game</text:p>
            </draw:text-box>
          </draw:frame>
        </draw:g>
        <draw:g>
          <draw:custom-shape draw:style-name="gr10" draw:text-style-name="P2" draw:layer="layout" svg:width="4.956cm" svg:height="2.705cm" svg:x="11.09cm" svg:y="4.17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1" draw:text-style-name="P5" draw:layer="layout" svg:width="4.373cm" svg:height="2.384cm" svg:x="11.367cm" svg:y="4.496cm">
            <draw:text-box>
              <text:p text:style-name="P3">Start Challenger Game</text:p>
            </draw:text-box>
          </draw:frame>
        </draw:g>
        <draw:line draw:style-name="gr12" draw:text-style-name="P2" draw:layer="layout" svg:x1="11.09cm" svg:y1="5.445cm" svg:x2="8.733cm" svg:y2="2.6cm">
          <text:p/>
        </draw:line>
        <draw:g>
          <draw:custom-shape draw:style-name="gr13" draw:text-style-name="P2" draw:layer="layout" svg:width="5.274cm" svg:height="1.905cm" svg:x="17.028cm" svg:y="6.48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4.653cm" svg:height="1.673cm" svg:x="17.323cm" svg:y="6.807cm">
            <draw:text-box>
              <text:p text:style-name="P3">Collect Player Info</text:p>
            </draw:text-box>
          </draw:frame>
        </draw:g>
        <draw:g>
          <draw:custom-shape draw:style-name="gr6" draw:text-style-name="P2" draw:layer="layout" svg:width="4.956cm" svg:height="1.588cm" svg:x="4.492cm" svg:y="9.5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5" draw:layer="layout" svg:width="4.373cm" svg:height="0.962cm" svg:x="4.769cm" svg:y="9.893cm">
            <draw:text-box>
              <text:p text:style-name="P3">End Turn</text:p>
            </draw:text-box>
          </draw:frame>
        </draw:g>
        <draw:frame draw:style-name="gr15" draw:text-style-name="P1" draw:layer="layout" svg:width="3.084cm" svg:height="0.683cm" svg:x="16.013cm" svg:y="1.498cm">
          <draw:text-box>
            <text:p><text:span text:style-name="T1">&lt;&lt; Includes &gt;&gt;</text:span></text:p>
          </draw:text-box>
        </draw:frame>
        <draw:frame draw:style-name="gr15" draw:text-style-name="P1" draw:layer="layout" svg:width="3.084cm" svg:height="0.683cm" draw:transform="rotate (1.02049401364108) translate (16.046cm 5.807cm)">
          <draw:text-box>
            <text:p><text:span text:style-name="T1">&lt;&lt; Includes &gt;&gt;</text:span></text:p>
          </draw:text-box>
        </draw:frame>
        <draw:g>
          <draw:g>
            <draw:custom-shape draw:style-name="gr6" draw:text-style-name="P2" draw:layer="layout" svg:width="4.956cm" svg:height="1.588cm" svg:x="20.491cm" svg:y="11.93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7" draw:text-style-name="P5" draw:layer="layout" svg:width="4.373cm" svg:height="0.962cm" svg:x="20.768cm" svg:y="12.205cm">
              <draw:text-box>
                <text:p text:style-name="P3">Give Tiles</text:p>
              </draw:text-box>
            </draw:frame>
          </draw:g>
        </draw:g>
        <draw:line draw:style-name="gr8" draw:text-style-name="P2" draw:layer="layout" svg:x1="4.492cm" svg:y1="8.62cm" svg:x2="3.665cm" svg:y2="8.62cm">
          <text:p/>
        </draw:line>
        <draw:g>
          <draw:custom-shape draw:style-name="gr6" draw:text-style-name="P2" draw:layer="layout" svg:width="4.956cm" svg:height="1.588cm" svg:x="20.05cm" svg:y="9.3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5" draw:layer="layout" svg:width="4.373cm" svg:height="0.962cm" svg:x="20.327cm" svg:y="9.677cm">
            <draw:text-box>
              <text:p text:style-name="P3">Create Tiles</text:p>
            </draw:text-box>
          </draw:frame>
        </draw:g>
        <draw:frame draw:style-name="gr16" draw:text-style-name="P1" draw:layer="layout" svg:width="3.175cm" svg:height="0.683cm" svg:x="20.458cm" svg:y="8.391cm">
          <draw:text-box>
            <text:p><text:span text:style-name="T1">&lt;&lt; Includes &gt;&gt;</text:span></text:p>
          </draw:text-box>
        </draw:frame>
        <draw:frame draw:style-name="gr15" draw:text-style-name="P1" draw:layer="layout" svg:width="3.084cm" svg:height="0.683cm" svg:x="23.225cm" svg:y="11.16cm">
          <draw:text-box>
            <text:p><text:span text:style-name="T1">&lt;&lt; Includes &gt;&gt;</text:span></text:p>
          </draw:text-box>
        </draw:frame>
        <draw:g>
          <draw:custom-shape draw:style-name="gr6" draw:text-style-name="P2" draw:layer="layout" svg:width="4.956cm" svg:height="1.588cm" svg:x="4.492cm" svg:y="7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5" draw:layer="layout" svg:width="4.373cm" svg:height="0.962cm" svg:x="4.769cm" svg:y="7.988cm">
            <draw:text-box>
              <text:p text:style-name="P3">Place Tile</text:p>
            </draw:text-box>
          </draw:frame>
        </draw:g>
        <draw:line draw:style-name="gr8" draw:text-style-name="P2" draw:layer="layout" svg:x1="4.492cm" svg:y1="10.525cm" svg:x2="3.665cm" svg:y2="10.525cm">
          <text:p/>
        </draw:line>
        <draw:g>
          <draw:custom-shape draw:style-name="gr17" draw:text-style-name="P2" draw:layer="layout" svg:width="6.033cm" svg:height="1.588cm" svg:x="11.477cm" svg:y="9.57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5.323cm" svg:height="1.673cm" svg:x="11.814cm" svg:y="9.893cm">
            <draw:text-box>
              <text:p text:style-name="P3">Calculate Scores</text:p>
            </draw:text-box>
          </draw:frame>
        </draw:g>
        <draw:frame draw:style-name="gr15" draw:text-style-name="P1" draw:layer="layout" svg:width="3.084cm" svg:height="0.683cm" svg:x="9.255cm" svg:y="9.255cm">
          <draw:text-box>
            <text:p><text:span text:style-name="T1">&lt;&lt; Includes &gt;&gt;</text:span></text:p>
          </draw:text-box>
        </draw:frame>
        <draw:g>
          <draw:custom-shape draw:style-name="gr13" draw:text-style-name="P2" draw:layer="layout" svg:width="5.274cm" svg:height="1.905cm" svg:x="21.666cm" svg:y="4.49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4.653cm" svg:height="1.673cm" svg:x="21.961cm" svg:y="4.813cm">
            <draw:text-box>
              <text:p text:style-name="P3">Reuse Player Info</text:p>
            </draw:text-box>
          </draw:frame>
        </draw:g>
        <draw:g>
          <draw:custom-shape draw:style-name="gr6" draw:text-style-name="P2" draw:layer="layout" svg:width="4.956cm" svg:height="1.588cm" svg:x="11.477cm" svg:y="7.6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" draw:text-style-name="P5" draw:layer="layout" svg:width="4.373cm" svg:height="0.962cm" svg:x="11.754cm" svg:y="7.988cm">
            <draw:text-box>
              <text:p text:style-name="P3">Validate Tile</text:p>
            </draw:text-box>
          </draw:frame>
        </draw:g>
        <draw:frame draw:style-name="gr15" draw:text-style-name="P1" draw:layer="layout" svg:width="3.084cm" svg:height="0.683cm" svg:x="9.255cm" svg:y="7.35cm">
          <draw:text-box>
            <text:p><text:span text:style-name="T1">&lt;&lt; Includes &gt;&gt;</text:span></text:p>
          </draw:text-box>
        </draw:frame>
        <draw:line draw:style-name="gr5" draw:text-style-name="P2" draw:layer="layout" svg:x1="11.477cm" svg:y1="8.62cm" svg:x2="9.448cm" svg:y2="8.62cm">
          <text:p/>
        </draw:line>
        <draw:line draw:style-name="gr5" draw:text-style-name="P2" draw:layer="layout" svg:x1="20.59cm" svg:y1="9.661cm" svg:x2="20.273cm" svg:y2="8.391cm">
          <text:p/>
        </draw:line>
        <draw:line draw:style-name="gr5" draw:text-style-name="P2" draw:layer="layout" svg:x1="22.907cm" svg:y1="11.932cm" svg:x2="22.59cm" svg:y2="10.944cm">
          <text:p/>
        </draw:line>
        <draw:line draw:style-name="gr5" draw:text-style-name="P2" draw:layer="layout" svg:x1="24.495cm" svg:y1="9.677cm" svg:x2="25.988cm" svg:y2="6.169cm">
          <text:p/>
        </draw:line>
        <draw:frame draw:style-name="gr16" draw:text-style-name="P1" draw:layer="layout" svg:width="3.175cm" svg:height="0.683cm" draw:transform="rotate (1.15331356971785) translate (24.746cm 9.309cm)">
          <draw:text-box>
            <text:p><text:span text:style-name="T1">&lt;&lt; Includes &gt;&gt;</text:span></text:p>
          </draw:text-box>
        </draw:frame>
        <draw:g>
          <draw:custom-shape draw:style-name="gr18" draw:text-style-name="P2" draw:layer="layout" svg:width="5.274cm" svg:height="1.298cm" svg:x="16.875cm" svg:y="2.18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9" draw:text-style-name="P5" draw:layer="layout" svg:width="4.653cm" svg:height="1.14cm" svg:x="17.17cm" svg:y="2.4cm">
            <draw:text-box>
              <text:p text:style-name="P3">Set Rules</text:p>
            </draw:text-box>
          </draw:frame>
        </draw:g>
        <draw:line draw:style-name="gr5" draw:text-style-name="P2" draw:layer="layout" svg:x1="17.51cm" svg:y1="3.178cm" svg:x2="16.046cm" svg:y2="5.445cm">
          <text:p/>
        </draw:line>
        <draw:line draw:style-name="gr5" draw:text-style-name="P2" draw:layer="layout" svg:x1="16.875cm" svg:y1="2.905cm" svg:x2="16.046cm" svg:y2="2.587cm">
          <text:p/>
        </draw:line>
        <draw:line draw:style-name="gr5" draw:text-style-name="P2" draw:layer="layout" svg:x1="19.732cm" svg:y1="6.486cm" svg:x2="19.608cm" svg:y2="3.54cm">
          <text:p/>
        </draw:line>
        <draw:line draw:style-name="gr5" draw:text-style-name="P2" draw:layer="layout" svg:x1="22.272cm" svg:y1="4.813cm" svg:x2="21.637cm" svg:y2="3.222cm">
          <text:p/>
        </draw:line>
        <draw:frame draw:style-name="gr15" draw:text-style-name="P1" draw:layer="layout" svg:width="3.084cm" svg:height="0.683cm" svg:x="22.046cm" svg:y="3.479cm">
          <draw:text-box>
            <text:p><text:span text:style-name="T1">&lt;&lt; Includes &gt;&gt;</text:span></text:p>
          </draw:text-box>
        </draw:frame>
        <draw:frame draw:style-name="gr15" draw:text-style-name="P1" draw:layer="layout" svg:width="3.084cm" svg:height="0.683cm" draw:transform="rotate (1.54566358556618) translate (19.741cm 6.625cm)">
          <draw:text-box>
            <text:p><text:span text:style-name="T1">&lt;&lt; Includes &gt;&gt;</text:span></text:p>
          </draw:text-box>
        </draw:frame>
        <draw:g>
          <draw:custom-shape draw:style-name="gr20" draw:text-style-name="P2" draw:layer="layout" svg:width="6.033cm" svg:height="2.223cm" svg:x="11.565cm" svg:y="15.2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5.323cm" svg:height="1.673cm" svg:x="11.902cm" svg:y="15.608cm">
            <draw:text-box>
              <text:p text:style-name="P3">Do Next Player Turn</text:p>
            </draw:text-box>
          </draw:frame>
        </draw:g>
        <draw:line draw:style-name="gr5" draw:text-style-name="P2" draw:layer="layout" svg:x1="14.335cm" svg:y1="12.43cm" svg:x2="14.335cm" svg:y2="11.16cm">
          <text:p/>
        </draw:line>
        <draw:frame draw:style-name="gr15" draw:text-style-name="P1" draw:layer="layout" svg:width="3.084cm" svg:height="0.683cm" svg:x="14.652cm" svg:y="11.429cm">
          <draw:text-box>
            <text:p><text:span text:style-name="T1">&lt;&lt; Includes &gt;&gt;</text:span></text:p>
          </draw:text-box>
        </draw:frame>
        <draw:g>
          <draw:g>
            <draw:g>
              <draw:g>
                <draw:g>
                  <draw:g>
                    <draw:line draw:style-name="gr2" draw:text-style-name="P2" draw:layer="layout" svg:x1="25.191cm" svg:y1="16.702cm" svg:x2="25.191cm" svg:y2="17.806cm">
                      <text:p/>
                    </draw:line>
                    <draw:line draw:style-name="gr2" draw:text-style-name="P2" draw:layer="layout" svg:x1="25.774cm" svg:y1="18.635cm" svg:x2="25.191cm" svg:y2="17.806cm">
                      <text:p/>
                    </draw:line>
                    <draw:line draw:style-name="gr2" draw:text-style-name="P2" draw:layer="layout" svg:x1="25.191cm" svg:y1="17.807cm" svg:x2="24.608cm" svg:y2="18.635cm">
                      <text:p/>
                    </draw:line>
                    <draw:line draw:style-name="gr2" draw:text-style-name="P2" draw:layer="layout" svg:x1="25.191cm" svg:y1="16.978cm" svg:x2="25.774cm" svg:y2="17.53cm">
                      <text:p/>
                    </draw:line>
                    <draw:line draw:style-name="gr2" draw:text-style-name="P2" draw:layer="layout" svg:x1="24.608cm" svg:y1="17.53cm" svg:x2="25.191cm" svg:y2="16.978cm">
                      <text:p/>
                    </draw:line>
                    <draw:custom-shape draw:style-name="gr3" draw:text-style-name="P2" draw:layer="layout" svg:width="0.874cm" svg:height="0.829cm" svg:x="24.739cm" svg:y="15.873cm">
                      <text:p/>
      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      </draw:custom-shape>
                    <draw:frame draw:style-name="gr14" draw:text-style-name="P5" draw:layer="layout" svg:width="3.492cm" svg:height="1.673cm" svg:x="23.448cm" svg:y="18.917cm">
                      <draw:text-box>
                        <text:p text:style-name="P3">Database</text:p>
                      </draw:text-box>
                    </draw:frame>
                  </draw:g>
                </draw:g>
              </draw:g>
            </draw:g>
          </draw:g>
        </draw:g>
        <draw:g>
          <draw:custom-shape draw:style-name="gr13" draw:text-style-name="P2" draw:layer="layout" svg:width="5.274cm" svg:height="1.905cm" svg:x="18.586cm" svg:y="14.6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4.653cm" svg:height="1.673cm" svg:x="18.881cm" svg:y="14.977cm">
            <draw:text-box>
              <text:p text:style-name="P3">Store Player Info</text:p>
            </draw:text-box>
          </draw:frame>
        </draw:g>
        <draw:frame draw:style-name="gr1" draw:text-style-name="P1" draw:layer="layout" svg:width="3.042cm" svg:height="0.683cm" draw:transform="rotate (-1.39032928213868) translate (18.961cm 9.864cm)">
          <draw:text-box>
            <text:p><text:span text:style-name="T1">&lt;&lt; Extends &gt;&gt;</text:span></text:p>
          </draw:text-box>
        </draw:frame>
        <draw:line draw:style-name="gr8" draw:text-style-name="P2" draw:layer="layout" svg:x1="23.86cm" svg:y1="17.51cm" svg:x2="21.002cm" svg:y2="16.561cm">
          <text:p/>
        </draw:line>
        <draw:g>
          <draw:custom-shape draw:style-name="gr17" draw:text-style-name="P2" draw:layer="layout" svg:width="6.033cm" svg:height="1.588cm" svg:x="11.477cm" svg:y="12.4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5" draw:layer="layout" svg:width="5.323cm" svg:height="1.673cm" svg:x="11.814cm" svg:y="12.751cm">
            <draw:text-box>
              <text:p text:style-name="P3">Check Rules</text:p>
            </draw:text-box>
          </draw:frame>
        </draw:g>
        <draw:frame draw:style-name="gr15" draw:text-style-name="P1" draw:layer="layout" svg:width="3.084cm" svg:height="0.683cm" svg:x="14.652cm" svg:y="14.304cm">
          <draw:text-box>
            <text:p><text:span text:style-name="T1">&lt;&lt; Includes &gt;&gt;</text:span></text:p>
          </draw:text-box>
        </draw:frame>
        <draw:line draw:style-name="gr5" draw:text-style-name="P2" draw:layer="layout" svg:x1="14.335cm" svg:y1="15.288cm" svg:x2="14.335cm" svg:y2="14.018cm">
          <text:p/>
        </draw:line>
        <draw:line draw:style-name="gr12" draw:text-style-name="P2" draw:layer="layout" svg:x1="20.05cm" svg:y1="14.656cm" svg:x2="18.78cm" svg:y2="8.39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19T10:48:34.800000000</meta:creation-date>
    <dc:date>2021-10-30T01:00:22.973000000</dc:date>
    <meta:editing-duration>PT7H16M44S</meta:editing-duration>
    <meta:editing-cycles>19</meta:editing-cycles>
    <meta:generator>LibreOffice/7.2.1.2$Windows_X86_64 LibreOffice_project/87b77fad49947c1441b67c559c339af8f3517e22</meta:generator>
    <meta:document-statistic meta:object-count="102"/>
  </office:meta>
</office:document-meta>
</file>